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82790" officeooo:paragraph-rsid="00082790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size="14pt" officeooo:rsid="000eba9b" officeooo:paragraph-rsid="000eba9b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size="14pt" officeooo:rsid="000faeea" officeooo:paragraph-rsid="000faeea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82790" officeooo:paragraph-rsid="00082790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88f6e" officeooo:paragraph-rsid="00088f6e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8db56" officeooo:paragraph-rsid="0008db56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b4a39" officeooo:paragraph-rsid="000b4a39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ca39a" officeooo:paragraph-rsid="000ca39a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ddcd1" officeooo:paragraph-rsid="000eba9b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eba9b" officeooo:paragraph-rsid="000eba9b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faeea" officeooo:paragraph-rsid="000faeea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100412" officeooo:paragraph-rsid="00100412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size="14pt" officeooo:rsid="00082790" officeooo:paragraph-rsid="00082790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font-size="14pt" officeooo:rsid="000ddcd1" officeooo:paragraph-rsid="000ddcd1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font-size="14pt" officeooo:rsid="000ddcd1" officeooo:paragraph-rsid="000ddcd1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font-size="14pt" officeooo:rsid="000ddcd1" officeooo:paragraph-rsid="000eba9b" style:font-size-asian="14pt" style:font-size-complex="14pt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font-size="14pt" officeooo:rsid="000ddcd1" officeooo:paragraph-rsid="000eba9b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0ddcd1" officeooo:paragraph-rsid="000ddcd1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bold" officeooo:rsid="00088f6e" officeooo:paragraph-rsid="00088f6e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weight="bold" officeooo:rsid="0008db56" officeooo:paragraph-rsid="0008db56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0pt" fo:font-weight="bold" officeooo:rsid="0008db56" officeooo:paragraph-rsid="0008db56" style:font-size-asian="20pt" style:font-weight-asian="bold" style:font-size-complex="20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officeooo:rsid="000ddcd1" officeooo:paragraph-rsid="000eba9b" style:font-size-asian="14pt" style:font-size-complex="14p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officeooo:rsid="000ddcd1" officeooo:paragraph-rsid="000ddcd1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officeooo:rsid="000ddcd1" officeooo:paragraph-rsid="000ddcd1" style:font-size-asian="14pt" style:font-size-complex="14pt"/>
    </style:style>
    <style:style style:name="P25" style:family="paragraph">
      <loext:graphic-properties draw:fill="none"/>
      <style:paragraph-properties fo:background-color="transparent"/>
    </style:style>
    <style:style style:name="P26" style:family="paragraph" style:parent-style-name="Standard" style:master-page-name="">
      <loext:graphic-properties draw:fill="none"/>
      <style:paragraph-properties fo:margin-left="1.7cm" fo:margin-right="0cm" fo:text-align="justify" style:justify-single-word="false" fo:text-indent="-0.4cm" style:auto-text-indent="false" style:page-number="auto" fo:background-color="transparent"/>
      <style:text-properties fo:font-size="14pt" officeooo:rsid="000eba9b" officeooo:paragraph-rsid="000eba9b" style:font-size-asian="14pt" style:font-size-complex="14pt"/>
    </style:style>
    <style:style style:name="P27" style:family="paragraph" style:parent-style-name="Standard">
      <loext:graphic-properties draw:fill="none"/>
      <style:paragraph-properties fo:margin-left="1.7cm" fo:margin-right="0cm" fo:text-align="justify" style:justify-single-word="false" fo:text-indent="-0.4cm" style:auto-text-indent="false" fo:background-color="transparent"/>
      <style:text-properties fo:font-size="14pt" officeooo:rsid="000eba9b" officeooo:paragraph-rsid="000eba9b" style:font-size-asian="14pt" style:font-size-complex="14pt"/>
    </style:style>
    <style:style style:name="P28" style:family="paragraph" style:parent-style-name="Standard">
      <loext:graphic-properties draw:fill="none"/>
      <style:paragraph-properties fo:margin-left="1.7cm" fo:margin-right="0cm" fo:text-align="justify" style:justify-single-word="false" fo:text-indent="-0.4cm" style:auto-text-indent="false" fo:background-color="transparent"/>
      <style:text-properties fo:font-size="14pt" fo:font-weight="bold" officeooo:rsid="000eba9b" officeooo:paragraph-rsid="000eba9b" style:font-size-asian="14pt" style:font-weight-asian="bold" style:font-size-complex="14pt" style:font-weight-complex="bold"/>
    </style:style>
    <style:style style:name="T1" style:family="text">
      <style:text-properties officeooo:rsid="00095161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 officeooo:rsid="000ca39a" style:font-size-asian="14pt" style:font-size-complex="14pt"/>
    </style:style>
    <style:style style:name="T4" style:family="text">
      <style:text-properties officeooo:rsid="000eba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АСТЬ I</text:p>
      <text:p text:style-name="P1">Основы TDD и Django</text:p>
      <text:p text:style-name="P1"/>
      <text:p text:style-name="P13">В этой первой части я расскажу об основах Test-Driven Development (TDD).</text:p>
      <text:p text:style-name="P4">Мы создадим реальное веб-приложение с нуля, сначала будем писать тесты на каждом этапе.</text:p>
      <text:p text:style-name="P4">Мы рассмотрим функциональное тестирование с помощью Selenium, а также модульное тестирование и рассмотрим разницу между ними. Я представлю рабочий процесс TDD, что я называю циклом unittest/code. Мы также сделаем некоторые рефакторинг и посмотрим, как это соответствует TDD. Поскольку это абсолютно необходимо для серьезной разработки программного обеспечения, я также буду использовать систему контроля версий (Git). Мы обсудим, как и когда делать коммиты и интегрировать их с рабочим процессом TDD и веб-разработкой.</text:p>
      <text:p text:style-name="P4">Мы будем использовать Django, самую популярную в мире веб-инфраструктуру Python (возможно). Я попытался представить концепции Django медленно и раздельно, а также предоставить множество ссылок для дальнейшего чтения. Если вы новичок в Django, я настоятельно рекомендую потратить время на их чтение. Если вы чувствуете себя немного потерянным, пройдите пару часов, чтобы пройти официальное учебное пособие по Django, а затем вернитесь к книге.</text:p>
      <text:p text:style-name="P4">Вы также познакомитесь с Testing Goat …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oft-page-break/>Будьте осторожны с копированием и вставкой</text:p>
      <text:p text:style-name="P5"/>
      <text:p text:style-name="P5">Если вы работаете с цифровой версией книги, естественно, что вы хотите копировать и вставлять сроки кодов из книги, когда работаете над ней. Гораздо лучше, если вы этого не сделаете: набирать вещи вручную, забирает их в свою мышечную память и просто чувствует себя намного более реальным. Вы также неизбежно делаете случайную опечатку, и отладка их - важная вещь для изучения.</text:p>
      <text:p text:style-name="P5">Кроме того, вы обнаружите, что причуды в формате PDF означают, что странные вещи часто случаются, когда вы пытаетесь скопировать/вставить из него …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<text:soft-page-break/>Настройка Django с использованием функционального теста</text:p>
      <text:p text:style-name="P6"/>
      <text:p text:style-name="P6">TDD - это не то, что приходит естественным путем. Это дисциплина, как боевое искусство, и, как и в фильме Кунг-Фу, вам нужен дурной и необоснованный мастер, который заставит вас изучить дисциплину. Наш Тестирующий козел.</text:p>
      <text:p text:style-name="P6"/>
      <text:p text:style-name="P20">Повинуйтесь Испытательному козу! Ничего не делайте, пока не проведете тест</text:p>
      <text:p text:style-name="P6"/>
      <text:p text:style-name="P6">Testing Goat <text:span text:style-name="T1">(ТG) </text:span>- неофициальный талисман TDD в сообществе тестирования Python. Это, вероятно, означает разные вещи для разных людей, но для меня <text:span text:style-name="T1">TG</text:span> - это голос внутри моей головы, который держит меня на <text:span text:style-name="T1">Правельном Пути Тестирования</text:span> - как один из тех маленьких ангелов или демонов, которые появляются над вашим плечом в мультфильмах, Но с очень нишевым набором проблем. Надеюсь, с этой книгой, установить <text:span text:style-name="T1">TG</text:span> в вашу голову тоже.</text:p>
      <text:p text:style-name="P6">Мы решили создать веб-сайт, даже если мы не совсем уверены, что он собирается делать. Как правило, первым шагом в веб-разработке является установка и настройка вашей веб-инфраструктуры. Загрузите это, установите это, настройте другое, запустите скрипт ... но TDD требует другого мышления. Когда вы делаете TDD, у вас всегда есть <text:span text:style-name="T1">TG</text:span> внутри вас - целеустремленный, поскольку козы - это «Тест сначала, сначала проверьте!»</text:p>
      <text:p text:style-name="P7">В TDD первый шаг всегда один и тот же: <text:span text:style-name="T2">напишите тест</text:span>.</text:p>
      <text:p text:style-name="P7">Сначала мы пишем тест, затем запускаем его и проверяем, что он не работает должным образом. Только тогда мы продолжим и создадим некоторые из наших приложений. Повторите это для себя в козлином голосе. Я знаю, я делаю.</text:p>
      <text:p text:style-name="P7">Другое дело о козах - они делают шаг за шагом. Вот почему они редко падают с гор, видят, как бы ни крути они ни были. Как видно на рисунке 1-1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Мы продолжим красивые шаги; Мы собираемся использовать Django, которая является популярной веб-картой Python, для создания нашего приложения.</text:p>
      <text:p text:style-name="P8">Первое, что мы хотим сделать, это проверить, что у нас установлен Django, и что мы готовы к работе. Мы проверим, подтверждая, что мы можем развернуть сервер разработки Django и фактически видим, как он обслуживает веб-страницу в нашем веб-браузере на нашем локальном ПК. Для этого мы будем использовать инструмент автоматизации браузера Selenium.</text:p>
      <text:p><text:span text:style-name="T3">Создайте новый файл Python с именем functional_tests.py, где бы вы хотели </text:span>сохранить<text:span text:style-name="T3"> код для своего проекта, и введите следующий код. Если вы чувствуете, что делаете несколько небольших козьего шума, как вы это делаете, это может помочь:</text:span></text:p>
      <text:p text:style-name="P23"><text:soft-page-break/>from selenium import webdriver</text:p>
      <text:p text:style-name="P24"/>
      <text:p text:style-name="P24">browser = webdriver.Firefox()</text:p>
      <text:p text:style-name="P24">browser.get('<text:a xlink:type="simple" xlink:href="http://localhost:8000/" text:style-name="Internet_20_link" text:visited-style-name="Visited_20_Internet_20_Link">http://localhost:8000</text:a>')</text:p>
      <text:p text:style-name="P24"/>
      <text:p text:style-name="P24">assert 'Django' in browser.title</text:p>
      <text:p text:style-name="P18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2">Проща<text:span text:style-name="T4">ние</text:span> с римскими цифрами!</text:p>
            <text:p text:style-name="P16">Так много представлений в TDD используют римские цифры в качестве примера, что это запущенная шутка - я даже начал писать ее сам. Если вам интересно, вы можете найти его на моей странице GitHub.</text:p>
            <text:p text:style-name="P16">Римские цифры, как пример, хороши и плохи. Это хорошая «игрушечная» проблема, достаточно ограниченная по объему, и вы можете объяснить TDD вполне хорошо с ней.</text:p>
            <text:p text:style-name="P9">Проблема в том, что это может быть трудно связать с реальным миром. Вот почему я решил использовать создани<text:span text:style-name="T4">е</text:span> реального веб-приложения, начиная с ничего, в качестве моего примера. Хотя это простое веб-приложение, я надеюсь, вам будет легче переносить ваш следующий реальный проект.</text:p>
          </table:table-cell>
        </table:table-row>
      </table:table>
      <text:p text:style-name="P2">That’s our first functional test (FT); I’ll talk more about what I mean by functional tests, and how they contrast with unit tests. For now, it’s enough to assure ourselves that we understand what it’s doing:</text:p>
      <text:p text:style-name="P10">• Starting a Selenium webdriver to pop up a real Firefox browser window</text:p>
      <text:p text:style-name="P26">• Using it to open up a web page which we’re expecting to be served from the local PC</text:p>
      <text:p text:style-name="P26">• Checking (making a test assertion) that the page has the word “Django” in its title</text:p>
      <text:p text:style-name="P27">Давайте попытаемся запустить</text:p>
      <text:p text:style-name="P28">$ python3 functional_tests.py</text:p>
      <text:p text:style-name="P27">Traceback (most recent call last):</text:p>
      <text:p text:style-name="P27"><text:tab/>File "functional_tests.py", line 6, in &lt;module&gt;</text:p>
      <text:p text:style-name="P27"><text:tab/><text:tab/>assert 'Django' in browser.title</text:p>
      <text:p text:style-name="P27"><text:tab/>AssertionError</text:p>
      <text:p text:style-name="P3">Вы должны увидеть всплывающее окно браузера и попробовать и открыть localhost: 8000, а затем появится сообщение об ошибке Python. И тогда вы, вероятно, будете раздражены тем фактом, что он оставил окно Firefox, лежащее вокруг вашего рабочего стола, чтобы вы могли привести в порядок. Мы это исправим позже!</text:p>
      <text:p text:style-name="P11"/>
      <text:p text:style-name="P11"/>
      <text:p text:style-name="P11"/>
      <text:p text:style-name="P11"/>
      <text:p text:style-name="P11"/>
      <text:p text:style-name="P12"><text:soft-page-break/>Если вместо этого вы видите ошибку, пытающуюся импортировать Selenium, вам может потребоваться вернуться и посмотреть на главу «Предварительные требования и допущения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4:03:15.286350041</meta:creation-date>
    <dc:date>2017-07-10T15:28:38.335083049</dc:date>
    <meta:editing-duration>PT23M29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6" meta:paragraph-count="41" meta:word-count="903" meta:character-count="5980" meta:non-whitespace-character-count="5114"/>
  </office:meta>
</office:document-meta>
</file>